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ecfd" officeooo:paragraph-rsid="001fecfd" style:font-weight-asian="bold" style:font-weight-complex="bold"/>
    </style:style>
    <style:style style:name="P2" style:family="paragraph" style:parent-style-name="Standard">
      <style:text-properties fo:font-weight="normal" officeooo:rsid="002111c3" officeooo:paragraph-rsid="001fecfd" style:font-weight-asian="normal" style:font-weight-complex="normal"/>
    </style:style>
    <style:style style:name="P3" style:family="paragraph" style:parent-style-name="Standard">
      <style:text-properties fo:font-weight="normal" officeooo:rsid="002127ee" officeooo:paragraph-rsid="001fecfd" style:font-weight-asian="normal" style:font-weight-complex="normal"/>
    </style:style>
    <style:style style:name="P4" style:family="paragraph" style:parent-style-name="Standard">
      <style:text-properties fo:font-weight="normal" officeooo:rsid="001fecfd" officeooo:paragraph-rsid="001fecfd" style:font-weight-asian="normal" style:font-weight-complex="normal"/>
    </style:style>
    <style:style style:name="P5" style:family="paragraph" style:parent-style-name="Standard">
      <style:text-properties fo:font-weight="normal" officeooo:rsid="0028783a" officeooo:paragraph-rsid="0028783a" style:font-weight-asian="normal" style:font-weight-complex="normal"/>
    </style:style>
    <style:style style:name="P6" style:family="paragraph" style:parent-style-name="Standard">
      <style:text-properties fo:font-weight="normal" officeooo:rsid="00294026" officeooo:paragraph-rsid="00294026" style:font-weight-asian="normal" style:font-weight-complex="normal"/>
    </style:style>
    <style:style style:name="P7" style:family="paragraph" style:parent-style-name="Standard">
      <style:text-properties fo:font-weight="normal" officeooo:rsid="00296b42" officeooo:paragraph-rsid="00296b42" style:font-weight-asian="normal" style:font-weight-complex="normal"/>
    </style:style>
    <style:style style:name="P8" style:family="paragraph" style:parent-style-name="Standard">
      <style:text-properties fo:font-weight="bold" officeooo:rsid="00294026" officeooo:paragraph-rsid="00294026" style:font-weight-asian="bold" style:font-weight-complex="bold"/>
    </style:style>
    <style:style style:name="P9" style:family="paragraph" style:parent-style-name="Heading_20_4">
      <style:text-properties fo:font-variant="normal" fo:text-transform="none" fo:color="#000000" style:font-name="verdana" fo:font-size="9pt" fo:letter-spacing="normal" fo:font-style="normal" fo:font-weight="bold" officeooo:rsid="00294026" officeooo:paragraph-rsid="0029402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11c3" style:font-weight-asian="normal" style:font-weight-complex="normal"/>
    </style:style>
    <style:style style:name="T3" style:family="text">
      <style:text-properties fo:font-weight="normal" officeooo:rsid="002127ee" style:font-weight-asian="normal" style:font-weight-complex="normal"/>
    </style:style>
    <style:style style:name="T4" style:family="text">
      <style:text-properties fo:font-weight="normal" officeooo:rsid="0021760c" style:font-weight-asian="normal" style:font-weight-complex="normal"/>
    </style:style>
    <style:style style:name="T5" style:family="text">
      <style:text-properties fo:font-weight="normal" officeooo:rsid="00255a52" style:font-weight-asian="normal" style:font-weight-complex="normal"/>
    </style:style>
    <style:style style:name="T6" style:family="text">
      <style:text-properties fo:font-weight="normal" officeooo:rsid="00273fc0" style:font-weight-asian="normal" style:font-weight-complex="normal"/>
    </style:style>
    <style:style style:name="T7" style:family="text">
      <style:text-properties fo:font-weight="normal" officeooo:rsid="00296b42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normal" officeooo:rsid="00296b4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aeffa" style:font-style-asian="normal" style:font-weight-asian="normal" style:font-style-complex="normal" style:font-weight-complex="normal"/>
    </style:style>
    <style:style style:name="T11" style:family="text">
      <style:text-properties officeooo:rsid="002aef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y did you choose this career?</text:p>
      <text:p text:style-name="P1"><text:tab/><text:span text:style-name="T1">I have </text:span><text:span text:style-name="T2">always enjoyed solving interesting problems. <text:s/>As a child, I developed an obsession with Legos and enjoyed the challenge of using a multitude of basic parts to construct something beautiful and unique. <text:s/>This hobby has carried over naturally to programming. <text:s/>I think that I would greatly enjoy a career involving software development because it would allow me to leverage my intelligence to create to create useful and powerful software. <text:s/>I also like that having a job in software development would allow me to always be learning new technologies to keep pace with the rapidly changing digital world. <text:s/></text:span></text:p>
      <text:p text:style-name="P2"/>
      <text:p text:style-name="P1">2. Why take an extra year at OSU, PSU, or OT because of MECOP?</text:p>
      <text:p text:style-name="P1"><text:tab/><text:span text:style-name="T2">I think that MECOP gives me the advantage of graduating with a degree as well as applicable professional experience.</text:span><text:span text:style-name="T3"> <text:s/>Although participating in MECOP would require me to spend an extra year in school, I think that the professional work experience gained in the process would be very beneficial to my career. <text:s/></text:span><text:span text:style-name="T6">I</text:span><text:span text:style-name="T3">t would give me a unique perspective and hands-on knowledge of software development that can only be gained in a results-oriented </text:span><text:span text:style-name="T6">environment</text:span><text:span text:style-name="T3">. <text:s/>Having this knowledge would increase my employability and potential usefulness to organizations as a new college graduate.</text:span></text:p>
      <text:p text:style-name="P3"/>
      <text:p text:style-name="P1">3. What is your most outstanding accomplishment to date? <text:s/>Why do you think so?</text:p>
      <text:p text:style-name="P1"><text:tab/><text:span text:style-name="T1">In my opinion, my most outstanding accomplishment at this point in my life was receiving my full International Baccalaureate high school diploma. <text:s/>To do this, I had to complete many projects during my Junior year of </text:span><text:span text:style-name="T4">high school</text:span><text:span text:style-name="T1">, one of which was a 3000 word research paper. <text:s/>In addition I had to pass seven tests which contained college-level material. <text:s/>I think that it is a testament to my character and my work ethic that I was able to sacrifice in the short term to achieve an honor which was invaluable in my preparation for college. </text:span></text:p>
      <text:p text:style-name="P1"/>
      <text:p text:style-name="P1">4. <text:s/>What do you think an employer looks for in a new college graduate?</text:p>
      <text:p text:style-name="P1"><text:tab/><text:span text:style-name="T1">New college graduates rarely leave school with a knowledge base that makes them completely ready for work in a professional setting. <text:s/>There are many technologies and practices which are not easy to teach in an academic setting. <text:s/>Among </text:span><text:span text:style-name="T5">these are learning how to write maintainable code.</text:span></text:p>
      <text:p text:style-name="P4"><text:tab/>I think an employer would be looking for a new employee with an interest in learning new technologies and taking on new challenges. <text:s/>I also think that good social skills and a willingness to go outside one's comfort zone in the pursuit of goals is also a very desirable quality. <text:s/></text:p>
      <text:p text:style-name="P4"/>
      <text:p text:style-name="P5"><text:tab/>I think that there are several qualities that an employer looks for in a new<text:span text:style-name="T8"> </text:span>college graduate. <text:s/>College graduates rarely leave school with a full-featured professional knowledge base. <text:s/>In addition, there is a significant difference between the lecture-assignment oriented academic environment and a results-oriented workplace. <text:s/>Employers want a college graduate who has a passion for learning new technologies. <text:s/>The ability to learn by self-teaching is also a desired skill. <text:s/>In addition a graduate should be willing to go outside their comfort zone to efficiently accomplish goals. <text:s/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Oregon State University College of Electrical Engineering and Computer Science</text:p>
      <text:p text:style-name="P6">09/20/2013 – 02/12/2014</text:p>
      <text:p text:style-name="P6">I was a Teaching Assistant for CS 160/161. <text:s/>I taught labs, graded assignments, and held office hours to help students with programming</text:p>
      <text:p text:style-name="P6"/>
      <text:p text:style-name="P6"/>
      <text:p text:style-name="P6">Oregon State University: Network Infrastructure</text:p>
      <text:p text:style-name="P6">Valley Library, Oregon state Corvallis Oregon</text:p>
      <text:p text:style-name="P6">02/12/2014 – 04/10/2014</text:p>
      <text:p text:style-name="P6">I am working to develop a web application that will automate the deletion of mailing </text:p>
      <text:p text:style-name="P6"/>
      <text:h text:style-name="P9" text:outline-level="4">Which high school or college courses did you do well in? Explain why.</text:h>
      <text:p text:style-name="P7"><text:tab/>I have done well in my college math and computer science courses. <text:s/>I find myself naturally interested in both subjects because they require the ability to take a problem and be able to analyze and understand it in an abstract manner. <text:s/>I think my mind is especially well-suited to abstract problem solving and numerical calculation. <text:s/></text:p>
      <text:h text:style-name="P9" text:outline-level="4">Which high school or college courses did you do poorly in? Explain why.</text:h>
      <text:p text:style-name="P8"><text:tab/><text:span text:style-name="T7">I did poorly in my statistics during the winter term of this year. <text:s/>I feel that given what I have learned of statistics, the subject is not naturally interesting to me. <text:s/>Most of the problems that I have seen on my statistics assignments involve looking up values on tables, inputing those values into equations, and comparing results against predefined tests to come to seemingly arbitrary conclusions. <text:s/></text:span></text:p>
      <text:h text:style-name="P9" text:outline-level="4">What skills or abilities have you developed that you feel will be helpful when working as a professional?</text:h>
      <text:p text:style-name="P8"><text:tab/><text:span text:style-name="T9">I have several skills that would be of benefit to a potential employer. <text:s/>First of all, I am a social person. <text:s/>I enjoy working as part of a team and collaborating with others to solve problems. <text:s/></text:span><text:span text:style-name="T10">In addition, I have cultivated the ability to learn new technologies with little help from others using the Internet. <text:s/>This is good because it allows employers to spend less time directly training me.</text:span></text:p>
      <text:h text:style-name="P9" text:outline-level="4">What are your future ambitions?</text:h>
      <text:p text:style-name="P6"><text:tab/><text:span text:style-name="T11">At this point, I am unsure of what my ultimate career goals are. <text:s/>I am interested in pursuing a job which would involve numerical calculations as well as programming to solve problems. <text:s/>However, I also am enjoying the web programming I am doing at my current job. <text:s/>I would be interested in working as a software engineer in private industry in the immediate future to see if I like it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Wasinger</meta:initial-creator>
    <meta:creation-date>2014-04-08T18:08:43.779374861</meta:creation-date>
    <dc:date>2014-04-10T22:14:27.894510930</dc:date>
    <dc:creator>Jared Wasinger</dc:creator>
    <meta:editing-duration>P1DT5H54M35S</meta:editing-duration>
    <meta:editing-cycles>10</meta:editing-cycles>
    <meta:generator>LibreOffice/4.1.3.2$Linux_X86_64 LibreOffice_project/410m0$Build-2</meta:generator>
    <meta:document-statistic meta:table-count="0" meta:image-count="0" meta:object-count="0" meta:page-count="2" meta:paragraph-count="25" meta:word-count="885" meta:character-count="5353" meta:non-whitespace-character-count="4435"/>
  </office:meta>
</office:document-meta>
</file>